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D9BA585A.png" manifest:media-type=""/>
  <manifest:file-entry manifest:full-path="Pictures/1000020100000100000001009CF2DA4F.png" manifest:media-type=""/>
  <manifest:file-entry manifest:full-path="Pictures/10000201000001000000010081AF5B4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none" draw:fill-color="#eeeeee" draw:textarea-horizontal-align="justify" draw:textarea-vertical-align="top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2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333333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1.286cm" svg:x="1.824cm" svg:y="9.239cm">
          <text:p text:style-name="P1"><text:span text:style-name="T1">Filesystem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704cm" svg:height="3.704cm" svg:x="10.25cm" svg:y="4.069cm">
          <draw:image xlink:href="Pictures/10000201000001000000010081AF5B48.png" xlink:type="simple" xlink:show="embed" xlink:actuate="onLoad">
            <text:p/>
          </draw:image>
        </draw:frame>
        <draw:frame draw:style-name="gr3" draw:text-style-name="P1" draw:layer="layout" svg:width="3.175cm" svg:height="3.175cm" svg:x="1.814cm" svg:y="4.376cm">
          <draw:image xlink:href="Pictures/1000020100000100000001009CF2DA4F.png" xlink:type="simple" xlink:show="embed" xlink:actuate="onLoad">
            <text:p/>
          </draw:image>
        </draw:frame>
        <draw:frame draw:style-name="gr4" draw:layer="layout" svg:width="2.424cm" svg:height="1.165cm" svg:x="2.143cm" svg:y="6.851cm">
          <draw:text-box>
            <text:p>Laptop</text:p>
          </draw:text-box>
        </draw:frame>
        <draw:frame draw:style-name="gr5" draw:layer="layout" svg:width="3.271cm" svg:height="1.165cm" svg:x="10.259cm" svg:y="6.851cm">
          <draw:text-box>
            <text:p>Computer</text:p>
          </draw:text-box>
        </draw:frame>
        <draw:frame draw:style-name="gr5" draw:layer="layout" svg:width="2.331cm" svg:height="1.165cm" svg:x="6.459cm" svg:y="6.852cm">
          <draw:text-box>
            <text:p>Phone</text:p>
          </draw:text-box>
        </draw:frame>
        <draw:frame draw:style-name="gr2" draw:text-style-name="P1" draw:layer="layout" svg:width="2.159cm" svg:height="2.159cm" svg:x="6.53cm" svg:y="4.121cm">
          <draw:image xlink:href="Pictures/100002010000010000000100D9BA585A.png" xlink:type="simple" xlink:show="embed" xlink:actuate="onLoad">
            <text:p/>
          </draw:image>
        </draw:frame>
        <draw:line draw:style-name="gr6" draw:text-style-name="P1" draw:layer="layout" svg:x1="1.381cm" svg:y1="10.92cm" svg:x2="16.24cm" svg:y2="10.933cm">
          <text:p/>
        </draw:line>
        <draw:custom-shape draw:style-name="gr1" draw:text-style-name="P2" draw:layer="layout" svg:width="3.819cm" svg:height="1.286cm" svg:x="7.325cm" svg:y="11.339cm">
          <text:p text:style-name="P1"><text:span text:style-name="T1">Dropbox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43cm" svg:height="1.286cm" svg:x="1.826cm" svg:y="11.339cm">
          <text:p text:style-name="P1"><text:span text:style-name="T1">Dropbox Fol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63cm" svg:height="1.286cm" svg:x="11.626cm" svg:y="11.339cm">
          <text:p text:style-name="P1"><text:span text:style-name="T1">Dropbox AP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18cm" svg:height="1.286cm" svg:x="1.824cm" svg:y="13.44cm">
          <text:p text:style-name="P1"><text:span text:style-name="T1">Synced Fold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81cm" svg:y1="13.021cm" svg:x2="16.24cm" svg:y2="12.992cm">
          <text:p/>
        </draw:line>
        <draw:custom-shape draw:style-name="gr1" draw:text-style-name="P2" draw:layer="layout" svg:width="3.429cm" svg:height="1.286cm" svg:x="1.824cm" svg:y="9.24cm">
          <text:p text:style-name="P1"><text:span text:style-name="T1">Filesystem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81cm" svg:y1="8.948cm" svg:x2="16.24cm" svg:y2="8.974cm">
          <text:p/>
        </draw:line>
        <draw:custom-shape draw:style-name="gr1" draw:text-style-name="P2" draw:layer="layout" svg:width="5.018cm" svg:height="1.286cm" svg:x="7.424cm" svg:y="13.44cm">
          <text:p text:style-name="P1"><text:span text:style-name="T1">Selective Syn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18cm" svg:height="1.286cm" svg:x="1.824cm" svg:y="15.541cm">
          <text:p text:style-name="P1"><text:span text:style-name="T1">Web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81cm" svg:y1="15.122cm" svg:x2="16.367cm" svg:y2="15.078cm">
          <text:p/>
        </draw:line>
        <draw:custom-shape draw:style-name="gr1" draw:text-style-name="P2" draw:layer="layout" svg:width="7.177cm" svg:height="1.286cm" svg:x="1.824cm" svg:y="17.542cm">
          <text:p text:style-name="P1"><text:span text:style-name="T1">Embedded Ressource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381cm" svg:y1="17.223cm" svg:x2="16.367cm" svg:y2="17.164cm">
          <text:p/>
        </draw:line>
        <draw:line draw:style-name="gr6" draw:text-style-name="P1" draw:layer="layout" svg:x1="1.382cm" svg:y1="19.221cm" svg:x2="16.241cm" svg:y2="19.247cm">
          <text:p/>
        </draw:line>
        <draw:frame draw:style-name="gr7" draw:text-style-name="P3" draw:layer="layout" svg:width="5.54cm" svg:height="0.861cm" svg:x="16.578cm" svg:y="9.537cm">
          <draw:text-box>
            <text:p text:style-name="P3"><text:span text:style-name="T2">file://home/user/invoice.pdf</text:span></text:p>
          </draw:text-box>
        </draw:frame>
        <draw:frame draw:style-name="gr7" draw:text-style-name="P3" draw:layer="layout" svg:width="5.586cm" svg:height="0.861cm" svg:x="16.578cm" svg:y="11.538cm">
          <draw:text-box>
            <text:p text:style-name="P3"><text:span text:style-name="T2">dropbox://Camera/letter.jpg</text:span></text:p>
          </draw:text-box>
        </draw:frame>
        <draw:frame draw:style-name="gr7" draw:text-style-name="P3" draw:layer="layout" svg:width="5.231cm" svg:height="0.861cm" svg:x="16.578cm" svg:y="13.539cm">
          <draw:text-box>
            <text:p text:style-name="P3"><text:span text:style-name="T2">btsync://biqln0z/text.docx</text:span></text:p>
          </draw:text-box>
        </draw:frame>
        <draw:frame draw:style-name="gr7" draw:text-style-name="P3" draw:layer="layout" svg:width="4.981cm" svg:height="0.861cm" svg:x="16.578cm" svg:y="15.54cm">
          <draw:text-box>
            <text:p text:style-name="P3"><text:span text:style-name="T2">http://blog.com/site.html</text:span></text:p>
          </draw:text-box>
        </draw:frame>
        <draw:frame draw:style-name="gr7" draw:text-style-name="P3" draw:layer="layout" svg:width="3.262cm" svg:height="0.861cm" svg:x="16.578cm" svg:y="17.741cm">
          <draw:text-box>
            <text:p text:style-name="P3"><text:span text:style-name="T2">note://letter.jp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roman" style:font-pitch="variable"/>
    <style:font-face style:name="TeXGyreTermes" svg:font-family="TeXGyreTermes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eXGyreTerme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3T11:07:25.828211156</meta:creation-date>
    <dc:date>2014-02-13T11:25:03.473733971</dc:date>
    <meta:editing-duration>PT9M56S</meta:editing-duration>
    <meta:editing-cycles>2</meta:editing-cycles>
    <meta:generator>LibreOffice/4.1.5.3$Linux_X86_64 LibreOffice_project/410m0$Build-3</meta:generator>
    <meta:document-statistic meta:object-count="26"/>
  </office:meta>
</office:document-meta>
</file>